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f262"/>
    </style:style>
    <style:style style:name="P2" style:family="paragraph" style:parent-style-name="Standard">
      <style:text-properties officeooo:rsid="0000f262" officeooo:paragraph-rsid="0000f262"/>
    </style:style>
    <style:style style:name="T1" style:family="text">
      <style:text-properties officeooo:rsid="0000f2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Ashmin Jayson S6DS Roll No : 14</text:p>
      <text:p text:style-name="P1"># Program <text:span text:style-name="T1">4 : Factorial of max row sum</text:span></text:p>
      <text:p text:style-name="P2"># 22nd March 2023</text:p>
      <text:p text:style-name="P2"/>
      <text:p text:style-name="P2">df = read.table("./data.txt", sep=",", header = TRUE)</text:p>
      <text:p text:style-name="P2"/>
      <text:p text:style-name="P2">fact = function(x) {</text:p>
      <text:p text:style-name="P2"><text:s text:c="4"/>if (x &lt;= 1) {</text:p>
      <text:p text:style-name="P2"><text:s text:c="8"/>return(1)</text:p>
      <text:p text:style-name="P2"><text:s text:c="4"/>}</text:p>
      <text:p text:style-name="P2"/>
      <text:p text:style-name="P2"><text:s text:c="4"/>return (x * fact(x - 1))</text:p>
      <text:p text:style-name="P2">}</text:p>
      <text:p text:style-name="P2"/>
      <text:p text:style-name="P2">cat('The input dataframe is :')</text:p>
      <text:p text:style-name="P2">print(df)</text:p>
      <text:p text:style-name="P2"/>
      <text:p text:style-name="P2">df = sapply(df, as.numeric)</text:p>
      <text:p text:style-name="P2">df2 &lt;- df[!duplicated(df), ]</text:p>
      <text:p text:style-name="P2">cat('The dataframe without duplicate rows is :')</text:p>
      <text:p text:style-name="P2">print(df2)</text:p>
      <text:p text:style-name="P2"/>
      <text:p text:style-name="P2">rs = rowSums(df2)</text:p>
      <text:p text:style-name="P2">maxrs = max(rs)</text:p>
      <text:p text:style-name="P2">cat('The max row sum is : ', maxrs)</text:p>
      <text:p text:style-name="P2">cat('\nThe factorial of max row sum is : ', fact(maxrs))</text:p>
      <text:p text:style-name="P2"/>
      <text:p text:style-name="P2">#Output</text:p>
      <text:p text:style-name="P2"/>
      <text:p text:style-name="P2">data.txt</text:p>
      <text:p text:style-name="P2">'A','B','C','D'</text:p>
      <text:p text:style-name="P2">1,2,3,4</text:p>
      <text:p text:style-name="P2">1,2,3,4</text:p>
      <text:p text:style-name="P2">4,2,1,7</text:p>
      <text:p text:style-name="P2">5,1,2,2</text:p>
      <text:p text:style-name="P2"/>
      <text:p text:style-name="P1"/>
      <text:p text:style-name="P1">The input dataframe is : <text:s/>A B C D</text:p>
      <text:p text:style-name="Standard">1 1 2 3 4</text:p>
      <text:p text:style-name="Standard">2 1 2 3 4</text:p>
      <text:p text:style-name="Standard">3 4 2 1 7</text:p>
      <text:p text:style-name="Standard">4 5 1 2 2</text:p>
      <text:p text:style-name="Standard">The dataframe without duplicate rows is : <text:s text:c="4"/>A B C D</text:p>
      <text:p text:style-name="Standard">[1,] 1 2 3 4</text:p>
      <text:p text:style-name="Standard">[2,] 4 2 1 7</text:p>
      <text:p text:style-name="Standard">[3,] 5 1 2 2</text:p>
      <text:p text:style-name="Standard">The max row sum is : <text:s/>14</text:p>
      <text:p text:style-name="Standard">The factorial of max row sum is : <text:s/>87178291200&gt;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1:04:50.503475737</meta:creation-date>
    <dc:date>2023-03-22T11:06:45.041816449</dc:date>
    <meta:editing-duration>PT1M54S</meta:editing-duration>
    <meta:editing-cycles>1</meta:editing-cycles>
    <meta:document-statistic meta:table-count="0" meta:image-count="0" meta:object-count="0" meta:page-count="1" meta:paragraph-count="38" meta:word-count="170" meta:character-count="793" meta:non-whitespace-character-count="633"/>
    <meta:generator>LibreOffice/7.3.7.2$Linux_X86_64 LibreOffice_project/30$Build-2</meta:generator>
  </office:meta>
</office:document-meta>
</file>